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982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en" number:country="GB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fo:color="#3f7f5f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weight-asian="normal" style:font-name-complex="Monospac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10004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dkThreadLocalRandom</text:p>
          </table:table-cell>
          <table:table-cell table:formula="of:=0.016215122" office:value-type="float" office:value="0.016215122" calcext:value-type="float">
            <text:p>0,016215122</text:p>
          </table:table-cell>
          <table:table-cell table:style-name="ce3" table:formula="of:=100000000/[.B2]/1000" office:value-type="float" office:value="6167082.80085713" calcext:value-type="float">
            <text:p>6167082,80</text:p>
          </table:table-cell>
          <table:table-cell table:formula="of:=[.C2]/[.C$16]" office:value-type="float" office:value="57.1946705057168" calcext:value-type="float">
            <text:p>57.19</text:p>
          </table:table-cell>
          <table:table-cell/>
          <table:table-cell table:formula="of:=[.A2]" office:value-type="string" office:string-value="JdkThreadLocalRandom" calcext:value-type="string">
            <text:p>JdkThreadLocalRandom</text:p>
          </table:table-cell>
          <table:table-cell office:value-type="string" calcext:value-type="string">
            <text:p>Records:</text:p>
          </table:table-cell>
          <table:table-cell table:formula="of:=[.C2]" office:value-type="float" office:value="6167082.80085713" calcext:value-type="float">
            <text:p>6,167,082.80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2]-1" office:value-type="float" office:value="56.1946705057168" calcext:value-type="float">
            <text:p>56,19</text:p>
          </table:table-cell>
          <table:table-cell office:value-type="string" calcext:value-type="string">
            <text:p>times faster</text:p>
          </table:table-cell>
        </table:table-row>
        <table:table-row table:style-name="ro1">
          <table:table-cell table:style-name="ce1" office:value-type="string" calcext:value-type="string">
            <text:p>PseudoRandomGenerator (XoShiro256+)</text:p>
          </table:table-cell>
          <table:table-cell office:value-type="string" calcext:value-type="string">
            <text:p>Records: 1,493,363.24/ms</text:p>
          </table:table-cell>
          <table:table-cell office:value-type="float" office:value="1493363.24" calcext:value-type="float">
            <text:p>1493363,24</text:p>
          </table:table-cell>
          <table:table-cell table:formula="of:=[.C3]/[.C$16]" office:value-type="float" office:value="13.8497278559773" calcext:value-type="float">
            <text:p>13.85</text:p>
          </table:table-cell>
          <table:table-cell/>
          <table:table-cell table:formula="of:=[.A3]" office:value-type="string" office:string-value="PseudoRandomGenerator (XoShiro256+)" calcext:value-type="string">
            <text:p>PseudoRandomGenerator (XoShiro256+)</text:p>
          </table:table-cell>
          <table:table-cell office:value-type="string" calcext:value-type="string">
            <text:p>Records:</text:p>
          </table:table-cell>
          <table:table-cell table:formula="of:=[.C3]" office:value-type="float" office:value="1493363.24" calcext:value-type="float">
            <text:p>1,493,363.24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3]-1" office:value-type="float" office:value="12.8497278559773" calcext:value-type="float">
            <text:p>12,85</text:p>
          </table:table-cell>
          <table:table-cell office:value-type="string" calcext:value-type="string">
            <text:p>times faster</text:p>
          </table:table-cell>
        </table:table-row>
        <table:table-row table:style-name="ro1">
          <table:table-cell office:value-type="string" calcext:value-type="string">
            <text:p>Xoroshiro</text:p>
          </table:table-cell>
          <table:table-cell office:value-type="float" office:value="0.078339688" calcext:value-type="float">
            <text:p>0,078339688</text:p>
          </table:table-cell>
          <table:table-cell table:style-name="ce3" table:formula="of:=100000000/[.B4]/1000" office:value-type="float" office:value="1276492.19128879" calcext:value-type="float">
            <text:p>1276492,19</text:p>
          </table:table-cell>
          <table:table-cell table:formula="of:=[.C4]/[.C$16]" office:value-type="float" office:value="11.8384254989629" calcext:value-type="float">
            <text:p>11.84</text:p>
          </table:table-cell>
          <table:table-cell/>
          <table:table-cell table:formula="of:=[.A4]" office:value-type="string" office:string-value="Xoroshiro" calcext:value-type="string">
            <text:p>Xoroshiro</text:p>
          </table:table-cell>
          <table:table-cell office:value-type="string" calcext:value-type="string">
            <text:p>Records:</text:p>
          </table:table-cell>
          <table:table-cell table:formula="of:=[.C4]" office:value-type="float" office:value="1276492.19128879" calcext:value-type="float">
            <text:p>1,276,492.19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4]-1" office:value-type="float" office:value="10.8384254989629" calcext:value-type="float">
            <text:p>10,84</text:p>
          </table:table-cell>
          <table:table-cell office:value-type="string" calcext:value-type="string">
            <text:p>times faster</text:p>
          </table:table-cell>
        </table:table-row>
        <table:table-row table:style-name="ro1">
          <table:table-cell office:value-type="string" calcext:value-type="string">
            <text:p>ThreadLocalRandom</text:p>
          </table:table-cell>
          <table:table-cell office:value-type="float" office:value="0.084355868" calcext:value-type="float">
            <text:p>0,084355868</text:p>
          </table:table-cell>
          <table:table-cell table:style-name="ce3" table:formula="of:=100000000/[.B5]/1000" office:value-type="float" office:value="1185453.98643755" calcext:value-type="float">
            <text:p>1185453,99</text:p>
          </table:table-cell>
          <table:table-cell table:formula="of:=[.C5]/[.C$16]" office:value-type="float" office:value="10.9941202904817" calcext:value-type="float">
            <text:p>10.99</text:p>
          </table:table-cell>
          <table:table-cell/>
          <table:table-cell table:formula="of:=[.A5]" office:value-type="string" office:string-value="ThreadLocalRandom" calcext:value-type="string">
            <text:p>ThreadLocalRandom</text:p>
          </table:table-cell>
          <table:table-cell office:value-type="string" calcext:value-type="string">
            <text:p>Records:</text:p>
          </table:table-cell>
          <table:table-cell table:formula="of:=[.C5]" office:value-type="float" office:value="1185453.98643755" calcext:value-type="float">
            <text:p>1,185,453.99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5]-1" office:value-type="float" office:value="9.99412029048175" calcext:value-type="float">
            <text:p>9,99</text:p>
          </table:table-cell>
          <table:table-cell office:value-type="string" calcext:value-type="string">
            <text:p>times faster</text:p>
          </table:table-cell>
        </table:table-row>
        <table:table-row table:style-name="ro1">
          <table:table-cell office:value-type="string" calcext:value-type="string">
            <text:p>L32X64MixRandom</text:p>
          </table:table-cell>
          <table:table-cell office:value-type="float" office:value="0.595409955" calcext:value-type="float">
            <text:p>0,595409955</text:p>
          </table:table-cell>
          <table:table-cell table:style-name="ce3" table:formula="of:=100000000/[.B6]/1000" office:value-type="float" office:value="167951.508301537" calcext:value-type="float">
            <text:p>167951,51</text:p>
          </table:table-cell>
          <table:table-cell table:formula="of:=[.C6]/[.C$16]" office:value-type="float" office:value="1.55761345978839" calcext:value-type="float">
            <text:p>1.56</text:p>
          </table:table-cell>
          <table:table-cell/>
          <table:table-cell table:formula="of:=[.A6]" office:value-type="string" office:string-value="L32X64MixRandom" calcext:value-type="string">
            <text:p>L32X64MixRandom</text:p>
          </table:table-cell>
          <table:table-cell office:value-type="string" calcext:value-type="string">
            <text:p>Records:</text:p>
          </table:table-cell>
          <table:table-cell table:formula="of:=[.C6]" office:value-type="float" office:value="167951.508301537" calcext:value-type="float">
            <text:p>167,951.51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6]-1)*100" office:value-type="float" office:value="55.761345978839" calcext:value-type="float">
            <text:p>55,76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PseudoRandomGeneratorObjectPool(OneToOne)</text:p>
          </table:table-cell>
          <table:table-cell office:value-type="float" office:value="0.617342129" calcext:value-type="float">
            <text:p>0,617342129</text:p>
          </table:table-cell>
          <table:table-cell table:style-name="ce3" table:formula="of:=100000000/[.B7]/1000" office:value-type="float" office:value="161984.733104129" calcext:value-type="float">
            <text:p>161984,73</text:p>
          </table:table-cell>
          <table:table-cell table:formula="of:=[.C7]/[.C$16]" office:value-type="float" office:value="1.50227647917416" calcext:value-type="float">
            <text:p>1.50</text:p>
          </table:table-cell>
          <table:table-cell/>
          <table:table-cell table:formula="of:=[.A7]" office:value-type="string" office:string-value="PseudoRandomGeneratorObjectPool(OneToOne)" calcext:value-type="string">
            <text:p>PseudoRandomGeneratorObjectPool(OneToOne)</text:p>
          </table:table-cell>
          <table:table-cell office:value-type="string" calcext:value-type="string">
            <text:p>Records:</text:p>
          </table:table-cell>
          <table:table-cell table:formula="of:=[.C7]" office:value-type="float" office:value="161984.733104129" calcext:value-type="float">
            <text:p>161,984.73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7]-1)*100" office:value-type="float" office:value="50.227647917416" calcext:value-type="float">
            <text:p>50,23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Xoshiro256Plus</text:p>
          </table:table-cell>
          <table:table-cell office:value-type="float" office:value="0.668045409" calcext:value-type="float">
            <text:p>0,668045409</text:p>
          </table:table-cell>
          <table:table-cell table:style-name="ce3" table:formula="of:=100000000/[.B8]/1000" office:value-type="float" office:value="149690.423214929" calcext:value-type="float">
            <text:p>149690,42</text:p>
          </table:table-cell>
          <table:table-cell table:formula="of:=[.C8]/[.C$16]" office:value-type="float" office:value="1.3882567674378" calcext:value-type="float">
            <text:p>1.39</text:p>
          </table:table-cell>
          <table:table-cell/>
          <table:table-cell table:formula="of:=[.A8]" office:value-type="string" office:string-value="Xoshiro256Plus" calcext:value-type="string">
            <text:p>Xoshiro256Plus</text:p>
          </table:table-cell>
          <table:table-cell office:value-type="string" calcext:value-type="string">
            <text:p>Records:</text:p>
          </table:table-cell>
          <table:table-cell table:formula="of:=[.C8]" office:value-type="float" office:value="149690.423214929" calcext:value-type="float">
            <text:p>149,690.42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8]-1)*100" office:value-type="float" office:value="38.8256767437795" calcext:value-type="float">
            <text:p>38,83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SplittableRandom</text:p>
          </table:table-cell>
          <table:table-cell office:value-type="float" office:value="0.680262234" calcext:value-type="float">
            <text:p>0,680262234</text:p>
          </table:table-cell>
          <table:table-cell table:style-name="ce3" table:formula="of:=100000000/[.B9]/1000" office:value-type="float" office:value="147002.133885916" calcext:value-type="float">
            <text:p>147002,13</text:p>
          </table:table-cell>
          <table:table-cell table:formula="of:=[.C9]/[.C$16]" office:value-type="float" office:value="1.36332507325403" calcext:value-type="float">
            <text:p>1.36</text:p>
          </table:table-cell>
          <table:table-cell/>
          <table:table-cell table:formula="of:=[.A9]" office:value-type="string" office:string-value="SplittableRandom" calcext:value-type="string">
            <text:p>SplittableRandom</text:p>
          </table:table-cell>
          <table:table-cell office:value-type="string" calcext:value-type="string">
            <text:p>Records:</text:p>
          </table:table-cell>
          <table:table-cell table:formula="of:=[.C9]" office:value-type="float" office:value="147002.133885916" calcext:value-type="float">
            <text:p>147,002.13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9]-1)*100" office:value-type="float" office:value="36.332507325403" calcext:value-type="float">
            <text:p>36,33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Xoroshiro128PlusPlus</text:p>
          </table:table-cell>
          <table:table-cell office:value-type="float" office:value="0.685917377" calcext:value-type="float">
            <text:p>0,685917377</text:p>
          </table:table-cell>
          <table:table-cell table:style-name="ce3" table:formula="of:=100000000/[.B10]/1000" office:value-type="float" office:value="145790.153964856" calcext:value-type="float">
            <text:p>145790,15</text:p>
          </table:table-cell>
          <table:table-cell table:formula="of:=[.C10]/[.C$16]" office:value-type="float" office:value="1.35208494652265" calcext:value-type="float">
            <text:p>1.35</text:p>
          </table:table-cell>
          <table:table-cell/>
          <table:table-cell table:formula="of:=[.A10]" office:value-type="string" office:string-value="Xoroshiro128PlusPlus" calcext:value-type="string">
            <text:p>Xoroshiro128PlusPlus</text:p>
          </table:table-cell>
          <table:table-cell office:value-type="string" calcext:value-type="string">
            <text:p>Records:</text:p>
          </table:table-cell>
          <table:table-cell table:formula="of:=[.C10]" office:value-type="float" office:value="145790.153964856" calcext:value-type="float">
            <text:p>145,790.15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10]-1)*100" office:value-type="float" office:value="35.2084946522648" calcext:value-type="float">
            <text:p>35,21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64X128StarStarRandom</text:p>
          </table:table-cell>
          <table:table-cell office:value-type="float" office:value="0.711857223" calcext:value-type="float">
            <text:p>0,711857223</text:p>
          </table:table-cell>
          <table:table-cell table:style-name="ce3" table:formula="of:=100000000/[.B11]/1000" office:value-type="float" office:value="140477.608105973" calcext:value-type="float">
            <text:p>140477,61</text:p>
          </table:table-cell>
          <table:table-cell table:formula="of:=[.C11]/[.C$16]" office:value-type="float" office:value="1.30281541021886" calcext:value-type="float">
            <text:p>1.30</text:p>
          </table:table-cell>
          <table:table-cell/>
          <table:table-cell table:formula="of:=[.A11]" office:value-type="string" office:string-value="L64X128StarStarRandom" calcext:value-type="string">
            <text:p>L64X128StarStarRandom</text:p>
          </table:table-cell>
          <table:table-cell office:value-type="string" calcext:value-type="string">
            <text:p>Records:</text:p>
          </table:table-cell>
          <table:table-cell table:formula="of:=[.C11]" office:value-type="float" office:value="140477.608105973" calcext:value-type="float">
            <text:p>140,477.61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11]-1)*100" office:value-type="float" office:value="30.2815410218855" calcext:value-type="float">
            <text:p>30,28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64X128MixRandom</text:p>
          </table:table-cell>
          <table:table-cell office:value-type="float" office:value="0.718201388" calcext:value-type="float">
            <text:p>0,718201388</text:p>
          </table:table-cell>
          <table:table-cell table:style-name="ce3" table:formula="of:=100000000/[.B12]/1000" office:value-type="float" office:value="139236.712252079" calcext:value-type="float">
            <text:p>139236,71</text:p>
          </table:table-cell>
          <table:table-cell table:formula="of:=[.C12]/[.C$16]" office:value-type="float" office:value="1.29130711175958" calcext:value-type="float">
            <text:p>1.29</text:p>
          </table:table-cell>
          <table:table-cell/>
          <table:table-cell table:formula="of:=[.A12]" office:value-type="string" office:string-value="L64X128MixRandom" calcext:value-type="string">
            <text:p>L64X128MixRandom</text:p>
          </table:table-cell>
          <table:table-cell office:value-type="string" calcext:value-type="string">
            <text:p>Records:</text:p>
          </table:table-cell>
          <table:table-cell table:formula="of:=[.C12]" office:value-type="float" office:value="139236.712252079" calcext:value-type="float">
            <text:p>139,236.71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12]-1)*100" office:value-type="float" office:value="29.1307111759578" calcext:value-type="float">
            <text:p>29,13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128X128MixRandom</text:p>
          </table:table-cell>
          <table:table-cell office:value-type="float" office:value="0.739724578" calcext:value-type="float">
            <text:p>0,739724578</text:p>
          </table:table-cell>
          <table:table-cell table:style-name="ce3" table:formula="of:=100000000/[.B13]/1000" office:value-type="float" office:value="135185.450063551" calcext:value-type="float">
            <text:p>135185,45</text:p>
          </table:table-cell>
          <table:table-cell table:formula="of:=[.C13]/[.C$16]" office:value-type="float" office:value="1.2537349543089" calcext:value-type="float">
            <text:p>1.25</text:p>
          </table:table-cell>
          <table:table-cell/>
          <table:table-cell table:formula="of:=[.A13]" office:value-type="string" office:string-value="L128X128MixRandom" calcext:value-type="string">
            <text:p>L128X128MixRandom</text:p>
          </table:table-cell>
          <table:table-cell office:value-type="string" calcext:value-type="string">
            <text:p>Records:</text:p>
          </table:table-cell>
          <table:table-cell table:formula="of:=[.C13]" office:value-type="float" office:value="135185.450063551" calcext:value-type="float">
            <text:p>135,185.45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13]-1)*100" office:value-type="float" office:value="25.3734954308899" calcext:value-type="float">
            <text:p>25,37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64X1024MixRandom</text:p>
          </table:table-cell>
          <table:table-cell office:value-type="float" office:value="0.769200932" calcext:value-type="float">
            <text:p>0,769200932</text:p>
          </table:table-cell>
          <table:table-cell table:style-name="ce3" table:formula="of:=100000000/[.B14]/1000" office:value-type="float" office:value="130005.042687598" calcext:value-type="float">
            <text:p>130005,04</text:p>
          </table:table-cell>
          <table:table-cell table:formula="of:=[.C14]/[.C$16]" office:value-type="float" office:value="1.2056908948207" calcext:value-type="float">
            <text:p>1.21</text:p>
          </table:table-cell>
          <table:table-cell/>
          <table:table-cell table:formula="of:=[.A14]" office:value-type="string" office:string-value="L64X1024MixRandom" calcext:value-type="string">
            <text:p>L64X1024MixRandom</text:p>
          </table:table-cell>
          <table:table-cell office:value-type="string" calcext:value-type="string">
            <text:p>Records:</text:p>
          </table:table-cell>
          <table:table-cell table:formula="of:=[.C14]" office:value-type="float" office:value="130005.042687598" calcext:value-type="float">
            <text:p>130,005.04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14]-1)*100" office:value-type="float" office:value="20.5690894820705" calcext:value-type="float">
            <text:p>20,57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64X256MixRandom</text:p>
          </table:table-cell>
          <table:table-cell office:value-type="float" office:value="0.80096375" calcext:value-type="float">
            <text:p>0,80096375</text:p>
          </table:table-cell>
          <table:table-cell table:style-name="ce3" table:formula="of:=100000000/[.B15]/1000" office:value-type="float" office:value="124849.595253218" calcext:value-type="float">
            <text:p>124849,60</text:p>
          </table:table-cell>
          <table:table-cell table:formula="of:=[.C15]/[.C$16]" office:value-type="float" office:value="1.15787831846323" calcext:value-type="float">
            <text:p>1.16</text:p>
          </table:table-cell>
          <table:table-cell/>
          <table:table-cell table:formula="of:=[.A15]" office:value-type="string" office:string-value="L64X256MixRandom" calcext:value-type="string">
            <text:p>L64X256MixRandom</text:p>
          </table:table-cell>
          <table:table-cell office:value-type="string" calcext:value-type="string">
            <text:p>Records:</text:p>
          </table:table-cell>
          <table:table-cell table:formula="of:=[.C15]" office:value-type="float" office:value="124849.595253218" calcext:value-type="float">
            <text:p>124,849.60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15]-1)*100" office:value-type="float" office:value="15.7878318463226" calcext:value-type="float">
            <text:p>15,79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jdkDefaultRandomGenerator(L32X64MixRandom)</text:p>
          </table:table-cell>
          <table:table-cell table:style-name="ce2" office:value-type="float" office:value="0.92741856" calcext:value-type="float">
            <text:p>0,92741856</text:p>
          </table:table-cell>
          <table:table-cell table:style-name="ce3" table:formula="of:=100000000/[.B16]/1000" office:value-type="float" office:value="107826.179368246" calcext:value-type="float">
            <text:p>107826,18</text:p>
          </table:table-cell>
          <table:table-cell table:formula="of:=[.C16]/[.C$16]" office:value-type="float" office:value="1" calcext:value-type="float">
            <text:p>1.00</text:p>
          </table:table-cell>
          <table:table-cell/>
          <table:table-cell table:formula="of:=[.A16]" office:value-type="string" office:string-value="jdkDefaultRandomGenerator(L32X64MixRandom)" calcext:value-type="string">
            <text:p>jdkDefaultRandomGenerator(L32X64MixRandom)</text:p>
          </table:table-cell>
          <table:table-cell office:value-type="string" calcext:value-type="string">
            <text:p>Records:</text:p>
          </table:table-cell>
          <table:table-cell table:formula="of:=[.C16]" office:value-type="float" office:value="107826.179368246" calcext:value-type="float">
            <text:p>107,826.18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office:value-type="string" calcext:value-type="string">
            <text:p>Baseline</text:p>
          </table:table-cell>
          <table:table-cell/>
        </table:table-row>
        <table:table-row table:style-name="ro1">
          <table:table-cell office:value-type="string" calcext:value-type="string">
            <text:p>PseudoRandomGeneratorObjectPool(OneToMany)</text:p>
          </table:table-cell>
          <table:table-cell office:value-type="float" office:value="0.969295116" calcext:value-type="float">
            <text:p>0,969295116</text:p>
          </table:table-cell>
          <table:table-cell table:style-name="ce3" table:formula="of:=100000000/[.B17]/1000" office:value-type="float" office:value="103167.753916548" calcext:value-type="float">
            <text:p>103167,75</text:p>
          </table:table-cell>
          <table:table-cell table:formula="of:=(1-[.C17]/[.C$16])*100" office:value-type="float" office:value="4.32031022428055" calcext:value-type="float">
            <text:p>4.32</text:p>
          </table:table-cell>
          <table:table-cell/>
          <table:table-cell table:formula="of:=[.A17]" office:value-type="string" office:string-value="PseudoRandomGeneratorObjectPool(OneToMany)" calcext:value-type="string">
            <text:p>PseudoRandomGeneratorObjectPool(OneToMany)</text:p>
          </table:table-cell>
          <table:table-cell office:value-type="string" calcext:value-type="string">
            <text:p>Records:</text:p>
          </table:table-cell>
          <table:table-cell table:formula="of:=[.C17]" office:value-type="float" office:value="103167.753916548" calcext:value-type="float">
            <text:p>103,167.75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17]" office:value-type="float" office:value="4.32031022428055" calcext:value-type="float">
            <text:p>4,32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L128X1024MixRandom</text:p>
          </table:table-cell>
          <table:table-cell office:value-type="float" office:value="1.079990847" calcext:value-type="float">
            <text:p>1,079990847</text:p>
          </table:table-cell>
          <table:table-cell table:style-name="ce3" table:formula="of:=100000000/[.B18]/1000" office:value-type="float" office:value="92593.3773214654" calcext:value-type="float">
            <text:p>92593,38</text:p>
          </table:table-cell>
          <table:table-cell table:formula="of:=(1-[.C18]/[.C$16])*100" office:value-type="float" office:value="14.1271833389899" calcext:value-type="float">
            <text:p>14.13</text:p>
          </table:table-cell>
          <table:table-cell/>
          <table:table-cell table:formula="of:=[.A18]" office:value-type="string" office:string-value="L128X1024MixRandom" calcext:value-type="string">
            <text:p>L128X1024MixRandom</text:p>
          </table:table-cell>
          <table:table-cell office:value-type="string" calcext:value-type="string">
            <text:p>Records:</text:p>
          </table:table-cell>
          <table:table-cell table:formula="of:=[.C18]" office:value-type="float" office:value="92593.3773214654" calcext:value-type="float">
            <text:p>92,593.38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18]" office:value-type="float" office:value="14.1271833389899" calcext:value-type="float">
            <text:p>14,13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L128X256MixRandom</text:p>
          </table:table-cell>
          <table:table-cell office:value-type="float" office:value="1.277342881" calcext:value-type="float">
            <text:p>1,277342881</text:p>
          </table:table-cell>
          <table:table-cell table:style-name="ce3" table:formula="of:=100000000/[.B19]/1000" office:value-type="float" office:value="78287.5150341093" calcext:value-type="float">
            <text:p>78287,52</text:p>
          </table:table-cell>
          <table:table-cell table:formula="of:=(1-[.C19]/[.C$16])*100" office:value-type="float" office:value="27.394705541088" calcext:value-type="float">
            <text:p>27.39</text:p>
          </table:table-cell>
          <table:table-cell/>
          <table:table-cell table:formula="of:=[.A19]" office:value-type="string" office:string-value="L128X256MixRandom" calcext:value-type="string">
            <text:p>L128X256MixRandom</text:p>
          </table:table-cell>
          <table:table-cell office:value-type="string" calcext:value-type="string">
            <text:p>Records:</text:p>
          </table:table-cell>
          <table:table-cell table:formula="of:=[.C19]" office:value-type="float" office:value="78287.5150341093" calcext:value-type="float">
            <text:p>78,287.52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19]" office:value-type="float" office:value="27.394705541088" calcext:value-type="float">
            <text:p>27,39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PseudoRandomGeneratorObjectPool(ManyToMany)</text:p>
          </table:table-cell>
          <table:table-cell office:value-type="float" office:value="1.437368973" calcext:value-type="float">
            <text:p>1,437368973</text:p>
          </table:table-cell>
          <table:table-cell table:style-name="ce3" table:formula="of:=100000000/[.B20]/1000" office:value-type="float" office:value="69571.5587844402" calcext:value-type="float">
            <text:p>69571,56</text:p>
          </table:table-cell>
          <table:table-cell table:formula="of:=(1-[.C20]/[.C$16])*100" office:value-type="float" office:value="35.4780451351791" calcext:value-type="float">
            <text:p>35.48</text:p>
          </table:table-cell>
          <table:table-cell/>
          <table:table-cell table:formula="of:=[.A20]" office:value-type="string" office:string-value="PseudoRandomGeneratorObjectPool(ManyToMany)" calcext:value-type="string">
            <text:p>PseudoRandomGeneratorObjectPool(ManyToMany)</text:p>
          </table:table-cell>
          <table:table-cell office:value-type="string" calcext:value-type="string">
            <text:p>Records:</text:p>
          </table:table-cell>
          <table:table-cell table:formula="of:=[.C20]" office:value-type="float" office:value="69571.5587844402" calcext:value-type="float">
            <text:p>69,571.56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20]" office:value-type="float" office:value="35.4780451351791" calcext:value-type="float">
            <text:p>35,48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java.util.Random</text:p>
          </table:table-cell>
          <table:table-cell office:value-type="float" office:value="1.467674367" calcext:value-type="float">
            <text:p>1,467674367</text:p>
          </table:table-cell>
          <table:table-cell table:style-name="ce3" table:formula="of:=100000000/[.B21]/1000" office:value-type="float" office:value="68135.0047724857" calcext:value-type="float">
            <text:p>68135,00</text:p>
          </table:table-cell>
          <table:table-cell table:formula="of:=(1-[.C21]/[.C$16])*100" office:value-type="float" office:value="36.8103319883082" calcext:value-type="float">
            <text:p>36.81</text:p>
          </table:table-cell>
          <table:table-cell/>
          <table:table-cell table:formula="of:=[.A21]" office:value-type="string" office:string-value="java.util.Random" calcext:value-type="string">
            <text:p>java.util.Random</text:p>
          </table:table-cell>
          <table:table-cell office:value-type="string" calcext:value-type="string">
            <text:p>Records:</text:p>
          </table:table-cell>
          <table:table-cell table:formula="of:=[.C21]" office:value-type="float" office:value="68135.0047724857" calcext:value-type="float">
            <text:p>68,135.00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21]" office:value-type="float" office:value="36.8103319883082" calcext:value-type="float">
            <text:p>36,81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PseudoRandomGeneratorObjectPool(BufferingIterator)</text:p>
          </table:table-cell>
          <table:table-cell office:value-type="float" office:value="1.703566841" calcext:value-type="float">
            <text:p>1,703566841</text:p>
          </table:table-cell>
          <table:table-cell table:style-name="ce3" table:formula="of:=100000000/[.B22]/1000" office:value-type="float" office:value="58700.3677186506" calcext:value-type="float">
            <text:p>58700,37</text:p>
          </table:table-cell>
          <table:table-cell table:formula="of:=(1-[.C22]/[.C$16])*100" office:value-type="float" office:value="45.5601894988986" calcext:value-type="float">
            <text:p>45.56</text:p>
          </table:table-cell>
          <table:table-cell/>
          <table:table-cell table:formula="of:=[.A22]" office:value-type="string" office:string-value="PseudoRandomGeneratorObjectPool(BufferingIterator)" calcext:value-type="string">
            <text:p>PseudoRandomGeneratorObjectPool(BufferingIterator)</text:p>
          </table:table-cell>
          <table:table-cell office:value-type="string" calcext:value-type="string">
            <text:p>Records:</text:p>
          </table:table-cell>
          <table:table-cell table:formula="of:=[.C22]" office:value-type="float" office:value="58700.3677186506" calcext:value-type="float">
            <text:p>58,700.37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22]" office:value-type="float" office:value="45.5601894988986" calcext:value-type="float">
            <text:p>45,56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PseudoRandomGeneratorObjectPool(SynchronizedBufferingIterator)</text:p>
          </table:table-cell>
          <table:table-cell office:value-type="float" office:value="3.961031695" calcext:value-type="float">
            <text:p>3,961031695</text:p>
          </table:table-cell>
          <table:table-cell table:style-name="ce3" table:formula="of:=100000000/[.B23]/1000" office:value-type="float" office:value="25245.9479499318" calcext:value-type="float">
            <text:p>25245,95</text:p>
          </table:table-cell>
          <table:table-cell table:formula="of:=(1-[.C23]/[.C$16])*100" office:value-type="float" office:value="76.5864393064393" calcext:value-type="float">
            <text:p>76.59</text:p>
          </table:table-cell>
          <table:table-cell/>
          <table:table-cell table:formula="of:=[.A23]" office:value-type="string" office:string-value="PseudoRandomGeneratorObjectPool(SynchronizedBufferingIterator)" calcext:value-type="string">
            <text:p>PseudoRandomGeneratorObjectPool(SynchronizedBufferingIterator)</text:p>
          </table:table-cell>
          <table:table-cell office:value-type="string" calcext:value-type="string">
            <text:p>Records:</text:p>
          </table:table-cell>
          <table:table-cell table:formula="of:=[.C23]" office:value-type="float" office:value="25245.9479499318" calcext:value-type="float">
            <text:p>25,245.95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23]" office:value-type="float" office:value="76.5864393064393" calcext:value-type="float">
            <text:p>76,59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table:style-name="ce2" office:value-type="string" calcext:value-type="string">
            <text:p>SecureRandom</text:p>
          </table:table-cell>
          <table:table-cell table:style-name="ce2" office:value-type="float" office:value="40.9905721" calcext:value-type="float">
            <text:p>40,9905721</text:p>
          </table:table-cell>
          <table:table-cell table:style-name="ce3" table:formula="of:=100000000/[.B24]/1000" office:value-type="float" office:value="2439.58536992461" calcext:value-type="float">
            <text:p>2439,59</text:p>
          </table:table-cell>
          <table:table-cell table:formula="of:=(1-[.C24]/[.C$16])*100" office:value-type="float" office:value="97.7374832492275" calcext:value-type="float">
            <text:p>97.74</text:p>
          </table:table-cell>
          <table:table-cell/>
          <table:table-cell table:formula="of:=[.A24]" office:value-type="string" office:string-value="SecureRandom" calcext:value-type="string">
            <text:p>SecureRandom</text:p>
          </table:table-cell>
          <table:table-cell office:value-type="string" calcext:value-type="string">
            <text:p>Records:</text:p>
          </table:table-cell>
          <table:table-cell table:formula="of:=[.C24]" office:value-type="float" office:value="2439.58536992461" calcext:value-type="float">
            <text:p>2,439.59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24]" office:value-type="float" office:value="97.7374832492275" calcext:value-type="float">
            <text:p>97,74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5"/>
          <table:table-cell/>
        </table:table-row>
        <table:table-row table:style-name="ro1">
          <table:table-cell office:value-type="string" calcext:value-type="string">
            <text:p>Don't reuse instance:</text:p>
          </table:table-cell>
          <table:table-cell/>
          <table:table-cell table:style-name="ce3"/>
          <table:table-cell table:number-columns-repeated="7"/>
          <table:table-cell table:style-name="ce5"/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office:value-type="string" calcext:value-type="string">
            <text:p>ThreadLocalRandom</text:p>
          </table:table-cell>
          <table:table-cell office:value-type="float" office:value="0.434856781" calcext:value-type="float">
            <text:p>0,434856781</text:p>
          </table:table-cell>
          <table:table-cell table:style-name="ce3" table:formula="of:=100000000/[.B28]/1000" office:value-type="float" office:value="229960.769543571" calcext:value-type="float">
            <text:p>229960,77</text:p>
          </table:table-cell>
          <table:table-cell table:formula="of:=[.C28]/[.C$43]" office:value-type="float" office:value="6.50896312687372" calcext:value-type="float">
            <text:p>6.51</text:p>
          </table:table-cell>
          <table:table-cell/>
          <table:table-cell table:formula="of:=[.A28]" office:value-type="string" office:string-value="ThreadLocalRandom" calcext:value-type="string">
            <text:p>ThreadLocalRandom</text:p>
          </table:table-cell>
          <table:table-cell office:value-type="string" calcext:value-type="string">
            <text:p>Records:</text:p>
          </table:table-cell>
          <table:table-cell table:formula="of:=[.C28]" office:value-type="float" office:value="229960.769543571" calcext:value-type="float">
            <text:p>229,960.77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28]-1" office:value-type="float" office:value="5.50896312687372" calcext:value-type="float">
            <text:p>5,51</text:p>
          </table:table-cell>
          <table:table-cell office:value-type="string" calcext:value-type="string">
            <text:p>times faster</text:p>
          </table:table-cell>
        </table:table-row>
        <table:table-row table:style-name="ro1">
          <table:table-cell office:value-type="string" calcext:value-type="string">
            <text:p>PseudoRandomGeneratorObjectPool(OneToOne)</text:p>
          </table:table-cell>
          <table:table-cell office:value-type="float" office:value="0.617342129" calcext:value-type="float">
            <text:p>0,617342129</text:p>
          </table:table-cell>
          <table:table-cell table:style-name="ce3" table:formula="of:=100000000/[.B29]/1000" office:value-type="float" office:value="161984.733104129" calcext:value-type="float">
            <text:p>161984,73</text:p>
          </table:table-cell>
          <table:table-cell table:formula="of:=[.C29]/[.C$43]" office:value-type="float" office:value="4.58492401544817" calcext:value-type="float">
            <text:p>4.58</text:p>
          </table:table-cell>
          <table:table-cell/>
          <table:table-cell table:formula="of:=[.A29]" office:value-type="string" office:string-value="PseudoRandomGeneratorObjectPool(OneToOne)" calcext:value-type="string">
            <text:p>PseudoRandomGeneratorObjectPool(OneToOne)</text:p>
          </table:table-cell>
          <table:table-cell office:value-type="string" calcext:value-type="string">
            <text:p>Records:</text:p>
          </table:table-cell>
          <table:table-cell table:formula="of:=[.C29]" office:value-type="float" office:value="161984.733104129" calcext:value-type="float">
            <text:p>161,984.73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29]-1" office:value-type="float" office:value="3.58492401544817" calcext:value-type="float">
            <text:p>3,58</text:p>
          </table:table-cell>
          <table:table-cell office:value-type="string" calcext:value-type="string">
            <text:p>times faster</text:p>
          </table:table-cell>
        </table:table-row>
        <table:table-row table:style-name="ro1">
          <table:table-cell office:value-type="string" calcext:value-type="string">
            <text:p>JdkThreadLocalRandom</text:p>
          </table:table-cell>
          <table:table-cell office:value-type="float" office:value="0.716884015" calcext:value-type="float">
            <text:p>0,716884015</text:p>
          </table:table-cell>
          <table:table-cell table:style-name="ce3" table:formula="of:=100000000/[.B30]/1000" office:value-type="float" office:value="139492.578865774" calcext:value-type="float">
            <text:p>139492,58</text:p>
          </table:table-cell>
          <table:table-cell table:formula="of:=[.C30]/[.C$43]" office:value-type="float" office:value="3.94829106769803" calcext:value-type="float">
            <text:p>3.95</text:p>
          </table:table-cell>
          <table:table-cell/>
          <table:table-cell table:formula="of:=[.A30]" office:value-type="string" office:string-value="JdkThreadLocalRandom" calcext:value-type="string">
            <text:p>JdkThreadLocalRandom</text:p>
          </table:table-cell>
          <table:table-cell office:value-type="string" calcext:value-type="string">
            <text:p>Records:</text:p>
          </table:table-cell>
          <table:table-cell table:formula="of:=[.C30]" office:value-type="float" office:value="139492.578865774" calcext:value-type="float">
            <text:p>139,492.58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30]-1" office:value-type="float" office:value="2.94829106769803" calcext:value-type="float">
            <text:p>2,95</text:p>
          </table:table-cell>
          <table:table-cell office:value-type="string" calcext:value-type="string">
            <text:p>times faster</text:p>
          </table:table-cell>
        </table:table-row>
        <table:table-row table:style-name="ro1">
          <table:table-cell office:value-type="string" calcext:value-type="string">
            <text:p>PseudoRandomGeneratorObjectPool(OneToMany)</text:p>
          </table:table-cell>
          <table:table-cell office:value-type="float" office:value="0.969295116" calcext:value-type="float">
            <text:p>0,969295116</text:p>
          </table:table-cell>
          <table:table-cell table:style-name="ce3" table:formula="of:=100000000/[.B31]/1000" office:value-type="float" office:value="103167.753916548" calcext:value-type="float">
            <text:p>103167,75</text:p>
          </table:table-cell>
          <table:table-cell table:formula="of:=[.C31]/[.C$43]" office:value-type="float" office:value="2.92012897442475" calcext:value-type="float">
            <text:p>2.92</text:p>
          </table:table-cell>
          <table:table-cell/>
          <table:table-cell table:formula="of:=[.A31]" office:value-type="string" office:string-value="PseudoRandomGeneratorObjectPool(OneToMany)" calcext:value-type="string">
            <text:p>PseudoRandomGeneratorObjectPool(OneToMany)</text:p>
          </table:table-cell>
          <table:table-cell office:value-type="string" calcext:value-type="string">
            <text:p>Records:</text:p>
          </table:table-cell>
          <table:table-cell table:formula="of:=[.C31]" office:value-type="float" office:value="103167.753916548" calcext:value-type="float">
            <text:p>103,167.75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31]-1" office:value-type="float" office:value="1.92012897442475" calcext:value-type="float">
            <text:p>1,92</text:p>
          </table:table-cell>
          <table:table-cell office:value-type="string" calcext:value-type="string">
            <text:p>times faster</text:p>
          </table:table-cell>
        </table:table-row>
        <table:table-row table:style-name="ro1">
          <table:table-cell office:value-type="string" calcext:value-type="string">
            <text:p>PseudoRandomGeneratorObjectPool(ManyToMany)</text:p>
          </table:table-cell>
          <table:table-cell office:value-type="float" office:value="1.437368973" calcext:value-type="float">
            <text:p>1,437368973</text:p>
          </table:table-cell>
          <table:table-cell table:style-name="ce3" table:formula="of:=100000000/[.B32]/1000" office:value-type="float" office:value="69571.5587844402" calcext:value-type="float">
            <text:p>69571,56</text:p>
          </table:table-cell>
          <table:table-cell table:formula="of:=[.C32]/[.C$43]" office:value-type="float" office:value="1.96919984093743" calcext:value-type="float">
            <text:p>1.97</text:p>
          </table:table-cell>
          <table:table-cell/>
          <table:table-cell table:formula="of:=[.A32]" office:value-type="string" office:string-value="PseudoRandomGeneratorObjectPool(ManyToMany)" calcext:value-type="string">
            <text:p>PseudoRandomGeneratorObjectPool(ManyToMany)</text:p>
          </table:table-cell>
          <table:table-cell office:value-type="string" calcext:value-type="string">
            <text:p>Records:</text:p>
          </table:table-cell>
          <table:table-cell table:formula="of:=[.C32]" office:value-type="float" office:value="69571.5587844402" calcext:value-type="float">
            <text:p>69,571.56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32]-1)*100" office:value-type="float" office:value="96.9199840937432" calcext:value-type="float">
            <text:p>96,92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PseudoRandomGeneratorObjectPool(BufferingIterator)</text:p>
          </table:table-cell>
          <table:table-cell office:value-type="float" office:value="1.703566841" calcext:value-type="float">
            <text:p>1,703566841</text:p>
          </table:table-cell>
          <table:table-cell table:style-name="ce3" table:formula="of:=100000000/[.B33]/1000" office:value-type="float" office:value="58700.3677186506" calcext:value-type="float">
            <text:p>58700,37</text:p>
          </table:table-cell>
          <table:table-cell table:formula="of:=[.C33]/[.C$43]" office:value-type="float" office:value="1.66149439216515" calcext:value-type="float">
            <text:p>1.66</text:p>
          </table:table-cell>
          <table:table-cell/>
          <table:table-cell table:formula="of:=[.A33]" office:value-type="string" office:string-value="PseudoRandomGeneratorObjectPool(BufferingIterator)" calcext:value-type="string">
            <text:p>PseudoRandomGeneratorObjectPool(BufferingIterator)</text:p>
          </table:table-cell>
          <table:table-cell office:value-type="string" calcext:value-type="string">
            <text:p>Records:</text:p>
          </table:table-cell>
          <table:table-cell table:formula="of:=[.C33]" office:value-type="float" office:value="58700.3677186506" calcext:value-type="float">
            <text:p>58,700.37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33]-1)*100" office:value-type="float" office:value="66.149439216515" calcext:value-type="float">
            <text:p>66,15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32X64MixRandom</text:p>
          </table:table-cell>
          <table:table-cell office:value-type="float" office:value="2.173823411" calcext:value-type="float">
            <text:p>2,173823411</text:p>
          </table:table-cell>
          <table:table-cell table:style-name="ce3" table:formula="of:=100000000/[.B34]/1000" office:value-type="float" office:value="46001.8967014428" calcext:value-type="float">
            <text:p>46001,90</text:p>
          </table:table-cell>
          <table:table-cell table:formula="of:=[.C34]/[.C$43]" office:value-type="float" office:value="1.30206839188374" calcext:value-type="float">
            <text:p>1.30</text:p>
          </table:table-cell>
          <table:table-cell/>
          <table:table-cell table:formula="of:=[.A34]" office:value-type="string" office:string-value="L32X64MixRandom" calcext:value-type="string">
            <text:p>L32X64MixRandom</text:p>
          </table:table-cell>
          <table:table-cell office:value-type="string" calcext:value-type="string">
            <text:p>Records:</text:p>
          </table:table-cell>
          <table:table-cell table:formula="of:=[.C34]" office:value-type="float" office:value="46001.8967014428" calcext:value-type="float">
            <text:p>46,001.90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34]-1)*100" office:value-type="float" office:value="30.2068391883742" calcext:value-type="float">
            <text:p>30,21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Xoroshiro128PlusPlus</text:p>
          </table:table-cell>
          <table:table-cell office:value-type="float" office:value="2.187755401" calcext:value-type="float">
            <text:p>2,187755401</text:p>
          </table:table-cell>
          <table:table-cell table:style-name="ce3" table:formula="of:=100000000/[.B35]/1000" office:value-type="float" office:value="45708.9489777016" calcext:value-type="float">
            <text:p>45708,95</text:p>
          </table:table-cell>
          <table:table-cell table:formula="of:=[.C35]/[.C$43]" office:value-type="float" office:value="1.29377660395958" calcext:value-type="float">
            <text:p>1.29</text:p>
          </table:table-cell>
          <table:table-cell/>
          <table:table-cell table:formula="of:=[.A35]" office:value-type="string" office:string-value="Xoroshiro128PlusPlus" calcext:value-type="string">
            <text:p>Xoroshiro128PlusPlus</text:p>
          </table:table-cell>
          <table:table-cell office:value-type="string" calcext:value-type="string">
            <text:p>Records:</text:p>
          </table:table-cell>
          <table:table-cell table:formula="of:=[.C35]" office:value-type="float" office:value="45708.9489777016" calcext:value-type="float">
            <text:p>45,708.95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35]-1)*100" office:value-type="float" office:value="29.3776603959576" calcext:value-type="float">
            <text:p>29,38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PseudoRandomGenerator (XoShiro256+)</text:p>
          </table:table-cell>
          <table:table-cell office:value-type="string" calcext:value-type="string">
            <text:p>Records: <text:s text:c="3"/>43,115.07/ms</text:p>
          </table:table-cell>
          <table:table-cell table:style-name="ce3" office:value-type="float" office:value="43115.07" calcext:value-type="float">
            <text:p>43115,07</text:p>
          </table:table-cell>
          <table:table-cell table:formula="of:=[.C36]/[.C$43]" office:value-type="float" office:value="1.22035772188268" calcext:value-type="float">
            <text:p>1.22</text:p>
          </table:table-cell>
          <table:table-cell/>
          <table:table-cell table:formula="of:=[.A36]" office:value-type="string" office:string-value="PseudoRandomGenerator (XoShiro256+)" calcext:value-type="string">
            <text:p>PseudoRandomGenerator (XoShiro256+)</text:p>
          </table:table-cell>
          <table:table-cell office:value-type="string" calcext:value-type="string">
            <text:p>Records:</text:p>
          </table:table-cell>
          <table:table-cell table:formula="of:=[.C36]" office:value-type="float" office:value="43115.07" calcext:value-type="float">
            <text:p>43,115.07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36]-1)*100" office:value-type="float" office:value="22.0357721882677" calcext:value-type="float">
            <text:p>22,04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64X128MixRandom</text:p>
          </table:table-cell>
          <table:table-cell office:value-type="float" office:value="2.337536419" calcext:value-type="float">
            <text:p>2,337536419</text:p>
          </table:table-cell>
          <table:table-cell table:style-name="ce3" table:formula="of:=100000000/[.B37]/1000" office:value-type="float" office:value="42780.0821356957" calcext:value-type="float">
            <text:p>42780,08</text:p>
          </table:table-cell>
          <table:table-cell table:formula="of:=[.C37]/[.C$43]" office:value-type="float" office:value="1.21087600175696" calcext:value-type="float">
            <text:p>1.21</text:p>
          </table:table-cell>
          <table:table-cell/>
          <table:table-cell table:formula="of:=[.A37]" office:value-type="string" office:string-value="L64X128MixRandom" calcext:value-type="string">
            <text:p>L64X128MixRandom</text:p>
          </table:table-cell>
          <table:table-cell office:value-type="string" calcext:value-type="string">
            <text:p>Records:</text:p>
          </table:table-cell>
          <table:table-cell table:formula="of:=[.C37]" office:value-type="float" office:value="42780.0821356957" calcext:value-type="float">
            <text:p>42,780.08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37]-1)*100" office:value-type="float" office:value="21.0876001756959" calcext:value-type="float">
            <text:p>21,09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64X128StarStarRandom</text:p>
          </table:table-cell>
          <table:table-cell office:value-type="float" office:value="2.440845334" calcext:value-type="float">
            <text:p>2,440845334</text:p>
          </table:table-cell>
          <table:table-cell table:style-name="ce3" table:formula="of:=100000000/[.B38]/1000" office:value-type="float" office:value="40969.4127714853" calcext:value-type="float">
            <text:p>40969,41</text:p>
          </table:table-cell>
          <table:table-cell table:formula="of:=[.C38]/[.C$43]" office:value-type="float" office:value="1.15962560739623" calcext:value-type="float">
            <text:p>1.16</text:p>
          </table:table-cell>
          <table:table-cell/>
          <table:table-cell table:formula="of:=[.A38]" office:value-type="string" office:string-value="L64X128StarStarRandom" calcext:value-type="string">
            <text:p>L64X128StarStarRandom</text:p>
          </table:table-cell>
          <table:table-cell office:value-type="string" calcext:value-type="string">
            <text:p>Records:</text:p>
          </table:table-cell>
          <table:table-cell table:formula="of:=[.C38]" office:value-type="float" office:value="40969.4127714853" calcext:value-type="float">
            <text:p>40,969.41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38]-1)*100" office:value-type="float" office:value="15.9625607396229" calcext:value-type="float">
            <text:p>15,96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L128X128MixRandom</text:p>
          </table:table-cell>
          <table:table-cell office:value-type="float" office:value="2.466457691" calcext:value-type="float">
            <text:p>2,466457691</text:p>
          </table:table-cell>
          <table:table-cell table:style-name="ce3" table:formula="of:=100000000/[.B39]/1000" office:value-type="float" office:value="40543.9754206593" calcext:value-type="float">
            <text:p>40543,98</text:p>
          </table:table-cell>
          <table:table-cell table:formula="of:=[.C39]/[.C$43]" office:value-type="float" office:value="1.14758374462625" calcext:value-type="float">
            <text:p>1.15</text:p>
          </table:table-cell>
          <table:table-cell/>
          <table:table-cell table:formula="of:=[.A39]" office:value-type="string" office:string-value="L128X128MixRandom" calcext:value-type="string">
            <text:p>L128X128MixRandom</text:p>
          </table:table-cell>
          <table:table-cell office:value-type="string" calcext:value-type="string">
            <text:p>Records:</text:p>
          </table:table-cell>
          <table:table-cell table:formula="of:=[.C39]" office:value-type="float" office:value="40543.9754206593" calcext:value-type="float">
            <text:p>40,543.98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39]-1)*100" office:value-type="float" office:value="14.7583744626253" calcext:value-type="float">
            <text:p>14,76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SplittableRandom</text:p>
          </table:table-cell>
          <table:table-cell office:value-type="float" office:value="2.475223179" calcext:value-type="float">
            <text:p>2,475223179</text:p>
          </table:table-cell>
          <table:table-cell table:style-name="ce3" table:formula="of:=100000000/[.B40]/1000" office:value-type="float" office:value="40400.397365542" calcext:value-type="float">
            <text:p>40400,40</text:p>
          </table:table-cell>
          <table:table-cell table:formula="of:=[.C40]/[.C$43]" office:value-type="float" office:value="1.14351981551155" calcext:value-type="float">
            <text:p>1.14</text:p>
          </table:table-cell>
          <table:table-cell/>
          <table:table-cell table:formula="of:=[.A40]" office:value-type="string" office:string-value="SplittableRandom" calcext:value-type="string">
            <text:p>SplittableRandom</text:p>
          </table:table-cell>
          <table:table-cell office:value-type="string" calcext:value-type="string">
            <text:p>Records:</text:p>
          </table:table-cell>
          <table:table-cell table:formula="of:=[.C40]" office:value-type="float" office:value="40400.397365542" calcext:value-type="float">
            <text:p>40,400.40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40]-1)*100" office:value-type="float" office:value="14.3519815511553" calcext:value-type="float">
            <text:p>14,35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Xoshiro256PlusPlus</text:p>
          </table:table-cell>
          <table:table-cell office:value-type="float" office:value="2.593130465" calcext:value-type="float">
            <text:p>2,593130465</text:p>
          </table:table-cell>
          <table:table-cell table:style-name="ce3" table:formula="of:=100000000/[.B41]/1000" office:value-type="float" office:value="38563.4280070826" calcext:value-type="float">
            <text:p>38563,43</text:p>
          </table:table-cell>
          <table:table-cell table:formula="of:=[.C41]/[.C$43]" office:value-type="float" office:value="1.09152500855756" calcext:value-type="float">
            <text:p>1.09</text:p>
          </table:table-cell>
          <table:table-cell/>
          <table:table-cell table:formula="of:=[.A41]" office:value-type="string" office:string-value="Xoshiro256PlusPlus" calcext:value-type="string">
            <text:p>Xoshiro256PlusPlus</text:p>
          </table:table-cell>
          <table:table-cell office:value-type="string" calcext:value-type="string">
            <text:p>Records:</text:p>
          </table:table-cell>
          <table:table-cell table:formula="of:=[.C41]" office:value-type="float" office:value="38563.4280070826" calcext:value-type="float">
            <text:p>38,563.43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41]-1)*100" office:value-type="float" office:value="9.15250085575623" calcext:value-type="float">
            <text:p>9,15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Xoroshiro</text:p>
          </table:table-cell>
          <table:table-cell office:value-type="float" office:value="2.611973364" calcext:value-type="float">
            <text:p>2,611973364</text:p>
          </table:table-cell>
          <table:table-cell table:style-name="ce3" table:formula="of:=100000000/[.B42]/1000" office:value-type="float" office:value="38285.2296192099" calcext:value-type="float">
            <text:p>38285,23</text:p>
          </table:table-cell>
          <table:table-cell table:formula="of:=[.C42]/[.C$43]" office:value-type="float" office:value="1.08365069568144" calcext:value-type="float">
            <text:p>1.08</text:p>
          </table:table-cell>
          <table:table-cell/>
          <table:table-cell table:formula="of:=[.A42]" office:value-type="string" office:string-value="Xoroshiro" calcext:value-type="string">
            <text:p>Xoroshiro</text:p>
          </table:table-cell>
          <table:table-cell office:value-type="string" calcext:value-type="string">
            <text:p>Records:</text:p>
          </table:table-cell>
          <table:table-cell table:formula="of:=[.C42]" office:value-type="float" office:value="38285.2296192099" calcext:value-type="float">
            <text:p>38,285.23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([.D42]-1)*100" office:value-type="float" office:value="8.36506956814438" calcext:value-type="float">
            <text:p>8,37</text:p>
          </table:table-cell>
          <table:table-cell office:value-type="string" calcext:value-type="string">
            <text:p>% faster</text:p>
          </table:table-cell>
        </table:table-row>
        <table:table-row table:style-name="ro1">
          <table:table-cell office:value-type="string" calcext:value-type="string">
            <text:p>jdkDefaultRandomGenerator(L32X64MixRandom)</text:p>
          </table:table-cell>
          <table:table-cell office:value-type="float" office:value="2.830466753" calcext:value-type="float">
            <text:p>2,830466753</text:p>
          </table:table-cell>
          <table:table-cell table:style-name="ce3" table:formula="of:=100000000/[.B43]/1000" office:value-type="float" office:value="35329.8620780514" calcext:value-type="float">
            <text:p>35329,86</text:p>
          </table:table-cell>
          <table:table-cell table:formula="of:=[.C43]/[.C$43]" office:value-type="float" office:value="1" calcext:value-type="float">
            <text:p>1.00</text:p>
          </table:table-cell>
          <table:table-cell/>
          <table:table-cell table:formula="of:=[.A43]" office:value-type="string" office:string-value="jdkDefaultRandomGenerator(L32X64MixRandom)" calcext:value-type="string">
            <text:p>jdkDefaultRandomGenerator(L32X64MixRandom)</text:p>
          </table:table-cell>
          <table:table-cell office:value-type="string" calcext:value-type="string">
            <text:p>Records:</text:p>
          </table:table-cell>
          <table:table-cell table:formula="of:=[.C43]" office:value-type="float" office:value="35329.8620780514" calcext:value-type="float">
            <text:p>35,329.86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office:value-type="string" calcext:value-type="string">
            <text:p>Baseline</text:p>
          </table:table-cell>
          <table:table-cell/>
        </table:table-row>
        <table:table-row table:style-name="ro1">
          <table:table-cell office:value-type="string" calcext:value-type="string">
            <text:p>L64X256MixRandom</text:p>
          </table:table-cell>
          <table:table-cell office:value-type="float" office:value="2.906695444" calcext:value-type="float">
            <text:p>2,906695444</text:p>
          </table:table-cell>
          <table:table-cell table:style-name="ce3" table:formula="of:=100000000/[.B44]/1000" office:value-type="float" office:value="34403.3291160311" calcext:value-type="float">
            <text:p>34403,33</text:p>
          </table:table-cell>
          <table:table-cell table:formula="of:=(1-[.C44]/[.C$43])*100" office:value-type="float" office:value="2.62252074455723" calcext:value-type="float">
            <text:p>2.62</text:p>
          </table:table-cell>
          <table:table-cell/>
          <table:table-cell table:formula="of:=[.A44]" office:value-type="string" office:string-value="L64X256MixRandom" calcext:value-type="string">
            <text:p>L64X256MixRandom</text:p>
          </table:table-cell>
          <table:table-cell office:value-type="string" calcext:value-type="string">
            <text:p>Records:</text:p>
          </table:table-cell>
          <table:table-cell table:formula="of:=[.C44]" office:value-type="float" office:value="34403.3291160311" calcext:value-type="float">
            <text:p>34,403.33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44]" office:value-type="float" office:value="2.62252074455723" calcext:value-type="float">
            <text:p>2,62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L128X256MixRandom</text:p>
          </table:table-cell>
          <table:table-cell office:value-type="float" office:value="3.279234752" calcext:value-type="float">
            <text:p>3,279234752</text:p>
          </table:table-cell>
          <table:table-cell table:style-name="ce3" table:formula="of:=100000000/[.B45]/1000" office:value-type="float" office:value="30494.9195659171" calcext:value-type="float">
            <text:p>30494,92</text:p>
          </table:table-cell>
          <table:table-cell table:formula="of:=(1-[.C45]/[.C$43])*100" office:value-type="float" office:value="13.6851440332625" calcext:value-type="float">
            <text:p>13.69</text:p>
          </table:table-cell>
          <table:table-cell/>
          <table:table-cell table:formula="of:=[.A45]" office:value-type="string" office:string-value="L128X256MixRandom" calcext:value-type="string">
            <text:p>L128X256MixRandom</text:p>
          </table:table-cell>
          <table:table-cell office:value-type="string" calcext:value-type="string">
            <text:p>Records:</text:p>
          </table:table-cell>
          <table:table-cell table:formula="of:=[.C45]" office:value-type="float" office:value="30494.9195659171" calcext:value-type="float">
            <text:p>30,494.92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45]" office:value-type="float" office:value="13.6851440332625" calcext:value-type="float">
            <text:p>13,69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PseudoRandomGeneratorObjectPool(SynchronizedBufferingIterator)</text:p>
          </table:table-cell>
          <table:table-cell office:value-type="float" office:value="3.961031695" calcext:value-type="float">
            <text:p>3,961031695</text:p>
          </table:table-cell>
          <table:table-cell table:style-name="ce3" table:formula="of:=100000000/[.B46]/1000" office:value-type="float" office:value="25245.9479499318" calcext:value-type="float">
            <text:p>25245,95</text:p>
          </table:table-cell>
          <table:table-cell table:formula="of:=(1-[.C46]/[.C$43])*100" office:value-type="float" office:value="28.5421836797496" calcext:value-type="float">
            <text:p>28.54</text:p>
          </table:table-cell>
          <table:table-cell/>
          <table:table-cell table:formula="of:=[.A46]" office:value-type="string" office:string-value="PseudoRandomGeneratorObjectPool(SynchronizedBufferingIterator)" calcext:value-type="string">
            <text:p>PseudoRandomGeneratorObjectPool(SynchronizedBufferingIterator)</text:p>
          </table:table-cell>
          <table:table-cell office:value-type="string" calcext:value-type="string">
            <text:p>Records:</text:p>
          </table:table-cell>
          <table:table-cell table:formula="of:=[.C46]" office:value-type="float" office:value="25245.9479499318" calcext:value-type="float">
            <text:p>25,245.95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46]" office:value-type="float" office:value="28.5421836797496" calcext:value-type="float">
            <text:p>28,54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java.util.Random</text:p>
          </table:table-cell>
          <table:table-cell office:value-type="float" office:value="4.181718875" calcext:value-type="float">
            <text:p>4,181718875</text:p>
          </table:table-cell>
          <table:table-cell table:style-name="ce3" table:formula="of:=100000000/[.B47]/1000" office:value-type="float" office:value="23913.6113615481" calcext:value-type="float">
            <text:p>23913,61</text:p>
          </table:table-cell>
          <table:table-cell table:formula="of:=(1-[.C47]/[.C$43])*100" office:value-type="float" office:value="32.3133180969751" calcext:value-type="float">
            <text:p>32.31</text:p>
          </table:table-cell>
          <table:table-cell/>
          <table:table-cell table:formula="of:=[.A47]" office:value-type="string" office:string-value="java.util.Random" calcext:value-type="string">
            <text:p>java.util.Random</text:p>
          </table:table-cell>
          <table:table-cell office:value-type="string" calcext:value-type="string">
            <text:p>Records:</text:p>
          </table:table-cell>
          <table:table-cell table:formula="of:=[.C47]" office:value-type="float" office:value="23913.6113615481" calcext:value-type="float">
            <text:p>23,913.61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47]" office:value-type="float" office:value="32.3133180969751" calcext:value-type="float">
            <text:p>32,31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L64X1024MixRandom</text:p>
          </table:table-cell>
          <table:table-cell office:value-type="float" office:value="4.625684015" calcext:value-type="float">
            <text:p>4,625684015</text:p>
          </table:table-cell>
          <table:table-cell table:style-name="ce3" table:formula="of:=100000000/[.B48]/1000" office:value-type="float" office:value="21618.4243618292" calcext:value-type="float">
            <text:p>21618,42</text:p>
          </table:table-cell>
          <table:table-cell table:formula="of:=(1-[.C48]/[.C$43])*100" office:value-type="float" office:value="38.8097685915971" calcext:value-type="float">
            <text:p>38.81</text:p>
          </table:table-cell>
          <table:table-cell/>
          <table:table-cell table:formula="of:=[.A48]" office:value-type="string" office:string-value="L64X1024MixRandom" calcext:value-type="string">
            <text:p>L64X1024MixRandom</text:p>
          </table:table-cell>
          <table:table-cell office:value-type="string" calcext:value-type="string">
            <text:p>Records:</text:p>
          </table:table-cell>
          <table:table-cell table:formula="of:=[.C48]" office:value-type="float" office:value="21618.4243618292" calcext:value-type="float">
            <text:p>21,618.42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48]" office:value-type="float" office:value="38.8097685915971" calcext:value-type="float">
            <text:p>38,81</text:p>
          </table:table-cell>
          <table:table-cell office:value-type="string" calcext:value-type="string">
            <text:p>% slower</text:p>
          </table:table-cell>
        </table:table-row>
        <table:table-row table:style-name="ro1">
          <table:table-cell office:value-type="string" calcext:value-type="string">
            <text:p>L128X1024MixRandom</text:p>
          </table:table-cell>
          <table:table-cell office:value-type="float" office:value="5.054260496" calcext:value-type="float">
            <text:p>5,054260496</text:p>
          </table:table-cell>
          <table:table-cell table:style-name="ce3" table:formula="of:=100000000/[.B49]/1000" office:value-type="float" office:value="19785.2880909366" calcext:value-type="float">
            <text:p>19785,29</text:p>
          </table:table-cell>
          <table:table-cell table:formula="of:=(1-[.C49]/[.C$43])*100" office:value-type="float" office:value="43.9983998600772" calcext:value-type="float">
            <text:p>44.00</text:p>
          </table:table-cell>
          <table:table-cell/>
          <table:table-cell table:formula="of:=[.A49]" office:value-type="string" office:string-value="L128X1024MixRandom" calcext:value-type="string">
            <text:p>L128X1024MixRandom</text:p>
          </table:table-cell>
          <table:table-cell office:value-type="string" calcext:value-type="string">
            <text:p>Records:</text:p>
          </table:table-cell>
          <table:table-cell table:formula="of:=[.C49]" office:value-type="float" office:value="19785.2880909366" calcext:value-type="float">
            <text:p>19,785.29</text:p>
          </table:table-cell>
          <table:table-cell office:value-type="string" calcext:value-type="string">
            <text:p>/ms</text:p>
          </table:table-cell>
          <table:table-cell office:value-type="string" calcext:value-type="string">
            <text:p>=&gt;</text:p>
          </table:table-cell>
          <table:table-cell table:style-name="ce5" table:formula="of:=[.D49]" office:value-type="float" office:value="43.9983998600772" calcext:value-type="float">
            <text:p>44,00</text:p>
          </table:table-cell>
          <table:table-cell office:value-type="string" calcext:value-type="string">
            <text:p>% slower</text:p>
          </table:table-cell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onospace" svg:font-family="Monospac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4:35:49.188028906</meta:creation-date>
    <dc:date>2024-01-12T15:35:26.030542125</dc:date>
    <meta:editing-duration>PT59M37S</meta:editing-duration>
    <meta:editing-cycles>1</meta:editing-cycles>
    <meta:document-statistic meta:table-count="1" meta:cell-count="494" meta:object-count="0"/>
    <meta:generator>LibreOffice/7.5.9.2$Linux_X86_64 LibreOffice_project/50$Build-2</meta:generator>
  </office:meta>
</office:document-meta>
</file>